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4362" officeooo:paragraph-rsid="000d42af"/>
    </style:style>
    <style:style style:name="P2" style:family="paragraph" style:parent-style-name="Standard">
      <style:text-properties officeooo:rsid="0029d144" officeooo:paragraph-rsid="000d42af"/>
    </style:style>
    <style:style style:name="P3" style:family="paragraph" style:parent-style-name="Standard">
      <style:text-properties officeooo:rsid="002a185d" officeooo:paragraph-rsid="000d42af"/>
    </style:style>
    <style:style style:name="P4" style:family="paragraph" style:parent-style-name="Standard">
      <style:text-properties officeooo:rsid="002c3a00" officeooo:paragraph-rsid="000d42af"/>
    </style:style>
    <style:style style:name="T1" style:family="text">
      <style:text-properties officeooo:rsid="002c3a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arch Stack 1</text:p>
      <text:p text:style-name="P2"><draw:frame draw:style-name="fr1" draw:name="Object15" text:anchor-type="as-char" svg:y="-0.2437in" svg:width="1.9634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2">Search Stack 2</text:p>
      <text:p text:style-name="P2"><draw:frame draw:style-name="fr1" draw:name="Object16" text:anchor-type="as-char" svg:y="-0.2437in" svg:width="1.8693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Update Stack</text:p>
      <text:p text:style-name="P3"><draw:frame draw:style-name="fr1" draw:name="Object17" text:anchor-type="as-char" svg:y="-0.2437in" svg:width="3.3201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1">clear_var_in_frame</text:p>
      <text:p text:style-name="P1"><draw:frame draw:style-name="fr1" draw:name="Object18" text:anchor-type="as-char" svg:y="-0.2437in" svg:width="2.4638in" svg:height="0.3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push_frame</text:p>
      <text:p text:style-name="P1"><draw:frame draw:style-name="fr1" draw:name="Object19" text:anchor-type="as-char" svg:y="-0.2437in" svg:width="2.422in" svg:height="0.39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">pop_frame</text:p>
      <text:p text:style-name="P1"><draw:frame draw:style-name="fr1" draw:name="Object20" text:anchor-type="as-char" svg:y="-0.2437in" svg:width="1.3673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1">get_fn <text:span text:style-name="T1">1</text:span></text:p>
      <text:p text:style-name="P1"><draw:frame draw:style-name="fr1" draw:name="Object21" text:anchor-type="as-char" svg:y="-0.2437in" svg:width="2.5374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4">get_fn 2</text:p>
      <text:p text:style-name="P1"><draw:frame draw:style-name="fr1" draw:name="Object22" text:anchor-type="as-char" svg:y="-0.2437in" svg:width="1.8957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14:44:01.093000000</meta:creation-date>
    <dc:date>2020-12-03T14:44:17.461000000</dc:date>
    <meta:editing-duration>PT16S</meta:editing-duration>
    <meta:editing-cycles>1</meta:editing-cycles>
    <meta:generator>LibreOffice/6.4.4.2$Windows_X86_64 LibreOffice_project/3d775be2011f3886db32dfd395a6a6d1ca2630ff</meta:generator>
    <meta:document-statistic meta:table-count="0" meta:image-count="0" meta:object-count="8" meta:page-count="1" meta:paragraph-count="16" meta:word-count="15" meta:character-count="93" meta:non-whitespace-character-count="86"/>
  </office:meta>
</office:document-meta>
</file>

<file path=Object 1/content.xml><?xml version="1.0" encoding="utf-8"?>
<math xmlns="http://www.w3.org/1998/Math/MathML" display="block">
  <semantics>
    <mfrac>
      <mrow>
        <mi mathvariant="italic">name</mi>
        <mo stretchy="false">∈</mo>
        <mi mathvariant="italic">frames</mi>
      </mrow>
      <mrow>
        <mi>S</mi>
        <mi mathvariant="italic">tack</mi>
        <mi mathvariant="normal">:</mi>
        <mi mathvariant="italic">name</mi>
        <mo stretchy="false">→</mo>
        <mi>S</mi>
        <mi mathvariant="italic">tack</mi>
        <mi mathvariant="normal">:</mi>
        <mi mathvariant="italic">value</mi>
      </mrow>
    </mfrac>
    <annotation encoding="StarMath 5.0">{ name in frames } over {S tack: name -&gt; S tack: value }
</annotation>
  </semantics>
</math>
</file>

<file path=Object 2/content.xml><?xml version="1.0" encoding="utf-8"?>
<math xmlns="http://www.w3.org/1998/Math/MathML" display="block">
  <semantics>
    <mfrac>
      <mrow>
        <mi mathvariant="italic">name</mi>
        <mo stretchy="false">∉</mo>
        <mi mathvariant="italic">frames</mi>
      </mrow>
      <mrow>
        <mi>S</mi>
        <mi mathvariant="italic">tack</mi>
        <mi mathvariant="normal">:</mi>
        <mi mathvariant="italic">name</mi>
        <mo stretchy="false">→</mo>
        <mi>S</mi>
        <mi mathvariant="italic">tack</mi>
        <mi mathvariant="normal">:</mi>
        <mi mathvariant="italic">skip</mi>
      </mrow>
    </mfrac>
    <annotation encoding="StarMath 5.0">{ name notin frames } over {S tack: name -&gt; S tack: skip }
</annotation>
  </semantics>
</math>
</file>

<file path=Object 3/content.xml><?xml version="1.0" encoding="utf-8"?>
<math xmlns="http://www.w3.org/1998/Math/MathML" display="block">
  <semantics>
    <mfrac>
      <mrow/>
      <mrow>
        <mi>S</mi>
        <mi mathvariant="italic">tack</mi>
        <mi mathvariant="normal">:</mi>
        <mi mathvariant="italic">name</mi>
        <mi>,</mi>
        <mi mathvariant="italic">value</mi>
        <mo stretchy="false">→</mo>
        <mi>S</mi>
        <mi mathvariant="italic">tack</mi>
        <mi>;</mi>
        <mi mathvariant="italic">name</mi>
        <mo stretchy="false">⇒</mo>
        <mi mathvariant="italic">value</mi>
        <mi>;</mi>
        <mi mathvariant="italic">skip</mi>
      </mrow>
    </mfrac>
    <annotation encoding="StarMath 5.0">{  } over {S tack: name, value -&gt; S tack; name drarrow value; skip }
</annotation>
  </semantics>
</math>
</file>

<file path=Object 4/content.xml><?xml version="1.0" encoding="utf-8"?>
<math xmlns="http://www.w3.org/1998/Math/MathML" display="block">
  <semantics>
    <mfrac>
      <mrow/>
      <mrow>
        <mi>S</mi>
        <mi mathvariant="italic">tack</mi>
        <mo stretchy="false">→</mo>
        <mi>S</mi>
        <mrow>
          <mi mathvariant="italic">tack</mi>
          <mo stretchy="false">−</mo>
          <mi>S</mi>
        </mrow>
        <mi mathvariant="italic">tack</mi>
        <mrow>
          <mo fence="true" stretchy="false">[</mo>
          <mrow>
            <mi mathvariant="italic">name</mi>
          </mrow>
          <mo fence="true" stretchy="false">]</mo>
        </mrow>
        <mi>;</mi>
        <mi mathvariant="italic">skip</mi>
      </mrow>
    </mfrac>
    <annotation encoding="StarMath 5.0">{  } over {S tack -&gt; S tack - S tack[name]; skip }
</annotation>
  </semantics>
</math>
</file>

<file path=Object 5/content.xml><?xml version="1.0" encoding="utf-8"?>
<math xmlns="http://www.w3.org/1998/Math/MathML" display="block">
  <semantics>
    <mfrac>
      <mrow/>
      <mrow>
        <mi>S</mi>
        <mi mathvariant="italic">tack</mi>
        <mi>,</mi>
        <mi mathvariant="italic">frame</mi>
        <mo stretchy="false">→</mo>
        <mi>S</mi>
        <mrow>
          <mi mathvariant="italic">tack</mi>
          <mo stretchy="false">+</mo>
          <mi mathvariant="italic">frame</mi>
        </mrow>
        <mi>;</mi>
        <mi mathvariant="italic">skip</mi>
      </mrow>
    </mfrac>
    <annotation encoding="StarMath 5.0">{  } over {S tack, frame -&gt; S tack + frame; skip }
</annotation>
  </semantics>
</math>
</file>

<file path=Object 6/content.xml><?xml version="1.0" encoding="utf-8"?>
<math xmlns="http://www.w3.org/1998/Math/MathML" display="block">
  <semantics>
    <mfrac>
      <mrow>
        <mi>S</mi>
        <mi mathvariant="italic">tatck</mi>
        <mo stretchy="false">→</mo>
        <mi mathvariant="italic">head</mi>
        <mi>,</mi>
        <mi mathvariant="italic">tail</mi>
      </mrow>
      <mrow>
        <mi>S</mi>
        <mi mathvariant="italic">tack</mi>
        <mo stretchy="false">→</mo>
        <mi mathvariant="italic">head</mi>
        <mi>;</mi>
        <mi mathvariant="italic">skip</mi>
      </mrow>
    </mfrac>
    <annotation encoding="StarMath 5.0">{ S tatck -&gt; head, tail  } over {S tack -&gt; head; skip }
</annotation>
  </semantics>
</math>
</file>

<file path=Object 7/content.xml><?xml version="1.0" encoding="utf-8"?>
<math xmlns="http://www.w3.org/1998/Math/MathML" display="block">
  <semantics>
    <mfrac>
      <mrow>
        <mrow>
          <mi mathvariant="italic">name</mi>
          <mo stretchy="false">∈</mo>
          <mi mathvariant="italic">function</mi>
        </mrow>
        <mi mathvariant="italic">table</mi>
      </mrow>
      <mrow>
        <mi mathvariant="italic">function</mi>
        <mi mathvariant="italic">table</mi>
        <mi>,</mi>
        <mi mathvariant="italic">name</mi>
        <mo stretchy="false">→</mo>
        <mi mathvariant="italic">function</mi>
        <mi>;</mi>
        <mi mathvariant="italic">skip</mi>
      </mrow>
    </mfrac>
    <annotation encoding="StarMath 5.0">{ name in function table } over {function table, name -&gt; function; skip }
</annotation>
  </semantics>
</math>
</file>

<file path=Object 8/content.xml><?xml version="1.0" encoding="utf-8"?>
<math xmlns="http://www.w3.org/1998/Math/MathML" display="block">
  <semantics>
    <mfrac>
      <mrow>
        <mrow>
          <mi mathvariant="italic">name</mi>
          <mo stretchy="false">∉</mo>
          <mi mathvariant="italic">function</mi>
        </mrow>
        <mi mathvariant="italic">table</mi>
      </mrow>
      <mrow>
        <mi mathvariant="italic">function</mi>
        <mi mathvariant="italic">table</mi>
        <mi>,</mi>
        <mi mathvariant="italic">name</mi>
        <mo stretchy="false">→</mo>
        <mi mathvariant="italic">skip</mi>
      </mrow>
    </mfrac>
    <annotation encoding="StarMath 5.0">{ name notin function table } over {function table, name -&gt;  skip }
</annotation>
  </semantics>
</math>
</file>